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2" style:family="table-cell" style:parent-style-name="Default" style:data-style-name="N38"/>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3" style:family="table-cell" style:parent-style-name="Default">
      <style:text-properties fo:font-weight="bold" style:font-weight-asian="bold" style:font-weight-complex="bold"/>
    </style:style>
    <style:style style:name="ce4" style:family="table-cell" style:parent-style-name="Default" style:data-style-name="N0"/>
    <style:style style:name="T1" style:family="text">
      <style:text-properties style:text-position="super 58%"/>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
        <table:table-column table:style-name="co2" table:default-cell-style-name="ce8"/>
        <table:table-column table:style-name="co3" table:default-cell-style-name="Default"/>
        <table:table-column table:style-name="co4" table:default-cell-style-name="ce8"/>
        <table:table-column table:style-name="co5" table:default-cell-style-name="Default"/>
        <table:table-column table:style-name="co6" table:number-columns-repeated="16379" table:default-cell-style-name="Default"/>
        <table:table-row table:style-name="ro1">
          <table:table-cell table:style-name="ce1" office:value-type="string" calcext:value-type="string">
            <text:p>Date</text:p>
          </table:table-cell>
          <table:table-cell table:style-name="ce7" office:value-type="string" calcext:value-type="string">
            <text:p>Task</text:p>
          </table:table-cell>
          <table:table-cell table:style-name="ce3" office:value-type="string" calcext:value-type="string">
            <text:p>Duration (min)</text:p>
          </table:table-cell>
          <table:table-cell table:style-name="ce7" office:value-type="string" calcext:value-type="string">
            <text:p>Notes</text:p>
          </table:table-cell>
          <table:table-cell table:style-name="ce3" table:number-columns-repeated="16380"/>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table:number-columns-repeated="16380"/>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4" office:value-type="float" office:value="75" calcext:value-type="float">
            <text:p>75</text:p>
          </table:table-cell>
          <table:table-cell table:number-columns-repeated="16381"/>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table:number-columns-repeated="16380"/>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table:number-columns-repeated="16380"/>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table:number-columns-repeated="16380"/>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table:number-columns-repeated="16380"/>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table:number-columns-repeated="16380"/>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table:number-columns-repeated="16380"/>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table:number-columns-repeated="16380"/>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Office hour</text:p>
          </table:table-cell>
          <table:table-cell office:value-type="float" office:value="40" calcext:value-type="float">
            <text:p>40</text:p>
          </table:table-cell>
          <table:table-cell office:value-type="string" calcext:value-type="string">
            <text:p>Followed up on questions regarding deliverables.</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table:number-columns-repeated="16380"/>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table:number-columns-repeated="16380"/>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table:number-columns-repeated="16380"/>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table:number-columns-repeated="16380"/>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table:number-columns-repeated="16380"/>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table:number-columns-repeated="16380"/>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table:number-columns-repeated="16380"/>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0" calcext:value-type="float">
            <text:p>10</text:p>
          </table:table-cell>
          <table:table-cell office:value-type="string" calcext:value-type="string">
            <text:p>-</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Office hour</text:p>
          </table:table-cell>
          <table:table-cell office:value-type="float" office:value="60" calcext:value-type="float">
            <text:p>60</text:p>
          </table:table-cell>
          <table:table-cell office:value-type="string" calcext:value-type="string">
            <text:p>Met with Professor Lapid regarding Demo-1.</text:p>
          </table:table-cell>
          <table:table-cell table:number-columns-repeated="16380"/>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table:number-columns-repeated="16380"/>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table:number-columns-repeated="16380"/>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table:number-columns-repeated="16380"/>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table:number-columns-repeated="16380"/>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table:number-columns-repeated="16380"/>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table:number-columns-repeated="16380"/>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table:number-columns-repeated="16380"/>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table:number-columns-repeated="16380"/>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table:number-columns-repeated="16380"/>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0" calcext:value-type="float">
            <text:p>10</text:p>
          </table:table-cell>
          <table:table-cell office:value-type="string" calcext:value-type="string">
            <text:p>Tested Git push because local files and dev environment were transferred to another machine.</text:p>
          </table:table-cell>
          <table:table-cell table:number-columns-repeated="16380"/>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table:number-columns-repeated="16380"/>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table:number-columns-repeated="16380"/>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table:number-columns-repeated="16380"/>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table:number-columns-repeated="16380"/>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table:number-columns-repeated="16380"/>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table:number-columns-repeated="16380"/>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table:number-columns-repeated="16380"/>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table:number-columns-repeated="16380"/>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table:number-columns-repeated="16380"/>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table:number-columns-repeated="16380"/>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table:number-columns-repeated="16380"/>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table:number-columns-repeated="16380"/>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table:number-columns-repeated="16380"/>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table:number-columns-repeated="16380"/>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table:number-columns-repeated="16380"/>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table:number-columns-repeated="16380"/>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table:number-columns-repeated="16380"/>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table:number-columns-repeated="16380"/>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table:number-columns-repeated="16380"/>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table:number-columns-repeated="16380"/>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table:number-columns-repeated="16380"/>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table:number-columns-repeated="16380"/>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table:number-columns-repeated="16380"/>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table:number-columns-repeated="16380"/>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table:number-columns-repeated="16380"/>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table:number-columns-repeated="16380"/>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table:number-columns-repeated="16380"/>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2">Debugged the error: Error: invalid expiresIn option for string payload.</text:span></text:p>
            <text:p><text:span text:style-name="T2">Also, revised signup/login routes. Input email is converted to lowercase to remove issue case sensitivity and avoid duplicate email.</text:span></text:p>
          </table:table-cell>
          <table:table-cell table:number-columns-repeated="16380"/>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table:number-columns-repeated="16380"/>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table:number-columns-repeated="16380"/>
        </table:table-row>
        <table:table-row table:style-name="ro4">
          <table:table-cell office:value-type="date" office:date-value="2023-10-23" calcext:value-type="date">
            <text:p>Monday, October 23, 2023</text:p>
          </table:table-cell>
          <table:table-cell office:value-type="string" calcext:value-type="string">
            <text:p>Follow up with professor and project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table:number-columns-repeated="16380"/>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table:number-columns-repeated="16380"/>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table:number-columns-repeated="16380"/>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table:number-columns-repeated="16380"/>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table:number-columns-repeated="16380"/>
        </table:table-row>
        <table:table-row table:style-name="ro9">
          <table:table-cell office:value-type="string" calcext:value-type="string">
            <text:p>Aft</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table:number-columns-repeated="16380"/>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table:number-columns-repeated="16380"/>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table:number-columns-repeated="16380"/>
        </table:table-row>
        <table:table-row table:style-name="ro1" table:number-rows-repeated="1048490">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Sheet1.A1:Sheet1.D30">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30">00/00/0000</text:date>, <text:time style:data-style-name="N2" text:time-value="18:03:59.919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0-30T18:04:35.836000000</dc:date>
    <meta:editing-duration>PT14H28M10S</meta:editing-duration>
    <meta:editing-cycles>309</meta:editing-cycles>
    <meta:document-statistic meta:table-count="1" meta:cell-count="339" meta:object-count="0"/>
  </office:meta>
</office:document-meta>
</file>